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/>
      <style:text-properties officeooo:rsid="00086208" officeooo:paragraph-rsid="00086208"/>
    </style:style>
    <style:style style:name="P2" style:family="paragraph" style:parent-style-name="Standard">
      <style:paragraph-properties fo:line-height="115%" fo:text-align="start" style:justify-single-word="false"/>
      <style:text-properties officeooo:rsid="00086208" officeooo:paragraph-rsid="00086208"/>
    </style:style>
    <style:style style:name="P3" style:family="paragraph" style:parent-style-name="Standard">
      <style:paragraph-properties fo:line-height="115%" fo:text-align="center" style:justify-single-word="false"/>
      <style:text-properties officeooo:rsid="000b7b75" officeooo:paragraph-rsid="000b7b75"/>
    </style:style>
    <style:style style:name="T1" style:family="text">
      <style:text-properties style:text-position="super 58%"/>
    </style:style>
    <style:style style:name="T2" style:family="text">
      <style:text-properties officeooo:rsid="000969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cholas Zimmerer</text:p>
      <text:p text:style-name="P1">June 29<text:span text:style-name="T1">th</text:span> 2017</text:p>
      <text:p text:style-name="P3">Toolkit</text:p>
      <text:p text:style-name="P2"><text:tab/><text:span text:style-name="T2">The Toolkit is an application designed to demonstrate some more interesting and nonconventional computer applications. The Toolkit includes interactive demos, which gives users an environment to learn through do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9:23:01.732410435</meta:creation-date>
    <dc:date>2017-06-29T12:36:13.085747951</dc:date>
    <meta:editing-duration>PT2H52M51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4" meta:word-count="35" meta:character-count="254" meta:non-whitespace-character-count="222"/>
  </office:meta>
</office:document-meta>
</file>